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d1d4" officeooo:paragraph-rsid="0005d1d4"/>
    </style:style>
    <style:style style:name="P2" style:family="paragraph" style:parent-style-name="Text_20_body">
      <style:text-properties officeooo:rsid="0005d1d4" officeooo:paragraph-rsid="00073c58"/>
    </style:style>
    <style:style style:name="P3" style:family="paragraph" style:parent-style-name="Text_20_body">
      <style:text-properties officeooo:paragraph-rsid="00073c58"/>
    </style:style>
    <style:style style:name="P4" style:family="paragraph" style:parent-style-name="Text_20_body">
      <style:text-properties officeooo:paragraph-rsid="000905d3"/>
    </style:style>
    <style:style style:name="P5" style:family="paragraph" style:parent-style-name="Text_20_body">
      <style:text-properties officeooo:paragraph-rsid="000e4384"/>
    </style:style>
    <style:style style:name="P6" style:family="paragraph" style:parent-style-name="Text_20_body">
      <style:text-properties officeooo:paragraph-rsid="00103b3b"/>
    </style:style>
    <style:style style:name="P7" style:family="paragraph" style:parent-style-name="Text_20_body">
      <style:text-properties officeooo:rsid="001354b7" officeooo:paragraph-rsid="001354b7"/>
    </style:style>
    <style:style style:name="P8" style:family="paragraph" style:parent-style-name="Text_20_body">
      <style:text-properties officeooo:paragraph-rsid="001354b7"/>
    </style:style>
    <style:style style:name="P9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officeooo:rsid="00032c62"/>
    </style:style>
    <style:style style:name="T2" style:family="text">
      <style:text-properties officeooo:rsid="00048449"/>
    </style:style>
    <style:style style:name="T3" style:family="text">
      <style:text-properties officeooo:rsid="00057308"/>
    </style:style>
    <style:style style:name="T4" style:family="text">
      <style:text-properties officeooo:rsid="0005d1d4"/>
    </style:style>
    <style:style style:name="T5" style:family="text">
      <style:text-properties officeooo:rsid="00069279"/>
    </style:style>
    <style:style style:name="T6" style:family="text">
      <style:text-properties officeooo:rsid="00073c58"/>
    </style:style>
    <style:style style:name="T7" style:family="text">
      <style:text-properties officeooo:rsid="000905d3"/>
    </style:style>
    <style:style style:name="T8" style:family="text">
      <style:text-properties officeooo:rsid="000a4b3c"/>
    </style:style>
    <style:style style:name="T9" style:family="text">
      <style:text-properties officeooo:rsid="000b80ab"/>
    </style:style>
    <style:style style:name="T10" style:family="text">
      <style:text-properties officeooo:rsid="000c4290"/>
    </style:style>
    <style:style style:name="T11" style:family="text">
      <style:text-properties officeooo:rsid="000dfde2"/>
    </style:style>
    <style:style style:name="T12" style:family="text">
      <style:text-properties officeooo:rsid="000e4384"/>
    </style:style>
    <style:style style:name="T13" style:family="text">
      <style:text-properties officeooo:rsid="00103b3b"/>
    </style:style>
    <style:style style:name="T14" style:family="text">
      <style:text-properties officeooo:rsid="0010ba64"/>
    </style:style>
    <style:style style:name="T15" style:family="text">
      <style:text-properties officeooo:rsid="0012264e"/>
    </style:style>
    <style:style style:name="T16" style:family="text">
      <style:text-properties officeooo:rsid="001354b7"/>
    </style:style>
    <style:style style:name="T17" style:family="text">
      <style:text-properties officeooo:rsid="001366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42_2614547053"/><text:bookmark-start text:name="__DdeLink__45_2614547053"/><text:span text:style-name="T6">&lt;p&gt;&lt;u&gt;</text:span>Overview<text:span text:style-name="T6">&lt;/u&gt;&lt;/p&gt;</text:span></text:p>
      <text:p text:style-name="P4"><text:span text:style-name="T6">&lt;p&gt;</text:span><text:span text:style-name="T1">High quality </text:span><text:span text:style-name="T5">streams</text:span><text:span text:style-name="T1"> </text:span><text:span text:style-name="T2">under the US Clean Water Act are those waters whose quality exceed th</text:span><text:span text:style-name="T3">at necessary to protect the “fishable / swimmable” goals. <text:s/>High quality </text:span><text:span text:style-name="T5">streams</text:span><text:span text:style-name="T3"> support </text:span><text:span text:style-name="T5">healthy populations of </text:span><text:span text:style-name="T3">aquatic life </text:span><text:span text:style-name="T6">only </text:span><text:span text:style-name="T3">found under least disturbed conditions with little pollution. <text:s/></text:span><text:span text:style-name="T8">In Connecticut, </text:span><text:span text:style-name="T5">least disturbed conditions are maintained with high levels of core forest within the stream corridor and upstream drainage basin. <text:s/>&lt;a </text:span><text:span text:style-name="T6">href = “https://ctmirror.org/2022/06/05/deer-lake-another-round-in-the-battle-between-conservation-and-sprawl/”</text:span><text:span text:style-name="T5">&gt;</text:span><text:span text:style-name="T7">Urban sprawl </text:span><text:span text:style-name="T5">&lt;/a&gt; </text:span><text:span text:style-name="T7">resulting in </text:span><text:span text:style-name="T5">the </text:span><text:span text:style-name="T6">&lt;a href = “https://www.mdpi.com/2073-445X/9/8/255/htm</text:span><text:span text:style-name="T7">l</text:span><text:span text:style-name="T6">”&gt;</text:span><text:span text:style-name="T5">reduction of core forest</text:span><text:span text:style-name="T6">&lt;/a&gt; </text:span><text:span text:style-name="T8">is a key threat to maintaining high quality conditions in Connecticut streams.</text:span><text:span text:style-name="T6">&lt;/p&gt; </text:span></text:p>
      <text:p text:style-name="P3">&lt;img src="images/SagesRivine.png" class="img-fluid" alt="Sages Ravine"&gt;</text:p>
      <text:p text:style-name="P3">&lt;div class="caption"&gt; Sages Ravine, Salisbury CT&lt;/div&gt;</text:p>
      <text:p text:style-name="P7">&lt;hr&gt;</text:p>
      <text:p text:style-name="P2"><text:span text:style-name="T6">&lt;p&gt;&lt;u&gt;About the map&lt;/u&gt;&lt;/p&gt;</text:span></text:p>
      <text:p text:style-name="P3"><text:span text:style-name="T4">The map identifies </text:span><text:span text:style-name="T9">streams predicted to be </text:span><text:span text:style-name="T6">high quality </text:span><text:span text:style-name="T9">based on current land cover conditions </text:span><text:span text:style-name="T10">in the upstream drainage basin</text:span><text:span text:style-name="T9">.</text:span><text:span text:style-name="T6"> </text:span><text:span text:style-name="T10">Predictions are based on a</text:span><text:span text:style-name="T4"> model developed using </text:span><text:span text:style-name="T10">over 30 years of </text:span><text:span text:style-name="T4">Connecticut </text:span><text:span text:style-name="T10">aquatic life and land cover</text:span><text:span text:style-name="T4"> data. <text:s/>The map allows users to conduct 'what if' scenarios by </text:span><text:span text:style-name="T10">exploring the </text:span><text:span text:style-name="T4">loss of high quality </text:span><text:span text:style-name="T11">stream kilometers</text:span><text:span text:style-name="T4"> when the percent core forest is reduced in </text:span><text:span text:style-name="T10">the upstream</text:span><text:span text:style-name="T4"> drainage basin. </text:span></text:p>
      <text:p text:style-name="P7">&lt;hr&gt;</text:p>
      <text:p text:style-name="P5"><text:span text:style-name="T6">&lt;p&gt;&lt;u&gt;</text:span><text:span text:style-name="T12">How to use the</text:span><text:span text:style-name="T6"> map&lt;/u&gt;&lt;/p&gt;</text:span></text:p>
      <text:p text:style-name="P6"><text:span text:style-name="T14">T</text:span><text:span text:style-name="T13">he slider contained within the legend on the left side of the map </text:span><text:span text:style-name="T14">reduces</text:span><text:span text:style-name="T13"> the amount of </text:span><text:span text:style-name="T14">percent </text:span><text:span text:style-name="T13">core forest from current land cover in the upstream basin of each stream. <text:s/></text:span><text:span text:style-name="T14">The resulting map displays the predicted stream condition based on the reduction of core forest selected with the slider. <text:s/>Hover the mouse over a stream catchment to get specific information for a particular stream segment </text:span><text:span text:style-name="T15">including the probability that a stream segment is high quality and the amount of high quality stream </text:span><text:span text:style-name="T17">kilometers</text:span><text:span text:style-name="T15"> lost due to core forest reduction. <text:s/>The color of each stream segment catchment indicates the probability that the stream supports high quality conditions. <text:s/>Stream catchments that are orange are likely not to support high quality condition, while stream catchments that are more blue are likely to support high quality conditions.</text:span></text:p>
      <text:p text:style-name="P7">&lt;hr&gt;</text:p>
      <text:p text:style-name="P8"><text:span text:style-name="T16">&lt;p&gt;</text:span><text:bookmark-start text:name="__DdeLink__52_2614547053"/>Additional information on this project and data included in the map can be found <text:span text:style-name="T15">at </text:span><text:bookmark-start text:name="__DdeLink__47_2614547053"/><text:span text:style-name="T16">&lt;a href = </text:span><text:a xlink:type="simple" xlink:href="https://github.com/marybecker/HQStreamEval" text:style-name="Internet_20_link" text:visited-style-name="Visited_20_Internet_20_Link">https://github.com/marybecker/HQStreamEval</text:a><text:span text:style-name="T16">&gt;</text:span><text:a xlink:type="simple" xlink:href="https://github.com/marybecker/HQStreamEval" text:style-name="Internet_20_link" text:visited-style-name="Visited_20_Internet_20_Link"><text:span text:style-name="T16">https://github.com/marybecker/HQStreamEval</text:span></text:a><text:span text:style-name="T16">&lt;/a&gt;</text:span><text:bookmark-end text:name="__DdeLink__52_2614547053"/><text:bookmark-end text:name="__DdeLink__47_2614547053"/> <text:bookmark-end text:name="__DdeLink__42_2614547053"/><text:span text:style-name="T16">&lt;/p&gt;</text:span><text:bookmark-end text:name="__DdeLink__45_2614547053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6:43:41.293351207</meta:creation-date>
    <dc:date>2022-11-25T11:22:08.526077374</dc:date>
    <meta:editing-duration>PT15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337" meta:character-count="2416" meta:non-whitespace-character-count="2081"/>
  </office:meta>
</office:document-meta>
</file>